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6cm" svg:height="11.718cm" svg:x="4.622cm" svg:y="0.108cm">
            <draw:object draw:notify-on-update-of-ranges="Sheet1.A2:Sheet1.A7 Sheet1.B1:Sheet1.B1 Sheet1.B2:Shee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.00.0000</text:date>, <text:time style:data-style-name="N2" text:time-value="10:08:17.0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0-05-26T21:31:25.879000000</meta:creation-date>
    <dc:date>2020-08-05T10:10:21.570000000</dc:date>
    <dc:creator>Regina Henschel</dc:creator>
    <meta:editing-duration>PT11M21S</meta:editing-duration>
    <meta:editing-cycles>2</meta:editing-cycles>
    <meta:generator>B_diverses/7.1.0.0.alpha0$Windows_X86_64 LibreOffice_project/12b966bd73a33b2a3d583e968c392f63a5d1f3a6</meta:generator>
    <meta:document-statistic meta:table-count="1" meta:cell-count="1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-8" chart:maximum="12" chart:origin="0" chart:interval-major="2" chart:interval-minor-divisor="2" chart:reverse-direction="false" text:line-break="false" chart:link-data-style-to-source="true" chart:axis-position="0"/>
      <style:graphic-properties svg:stroke-width="0.04cm" svg:stroke-color="#696969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4" chart:maximum="16" chart:origin="0" chart:interval-major="2" chart:interval-minor-divisor="2" chart:reverse-direction="false" text:line-break="false" chart:link-data-style-to-source="true" chart:axis-position="0"/>
      <style:graphic-properties svg:stroke-width="0.04cm" svg:stroke-color="#696969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chart-properties chart:regression-name="linear" chart:regression-max-degree="2" chart:regression-force-intercept="false" chart:regression-intercept-value="0" chart:regression-period="2" chart:regression-type="linear"/>
      <style:graphic-properties svg:stroke-width="0.04cm" svg:stroke-color="#8b0000"/>
    </style:style>
    <style:style style:name="ch10" style:family="chart">
      <style:chart-properties chart:regression-name="exponential" chart:regression-max-degree="2" chart:regression-force-intercept="false" chart:regression-intercept-value="0" chart:regression-period="2" chart:regression-type="exponential"/>
      <style:graphic-properties svg:stroke-width="0.04cm" svg:stroke-color="#2e8b57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11.719cm" xlink:href=".." xlink:type="simple" chart:class="chart:scatter" chart:style-name="ch1">
        <chart:title svg:x="6.751cm" svg:y="0.37cm" chart:style-name="ch2">
          <text:p>Extrapolate</text:p>
        </chart:title>
        <chart:legend chart:legend-position="bottom" svg:x="4.868cm" svg:y="11.114cm" style:legend-expansion="wide" chart:style-name="ch3"/>
        <chart:plot-area chart:style-name="ch4" table:cell-range-address="Sheet1.A2:Sheet1.B7 Sheet1.B1:Sheet1.B1" chart:data-source-has-labels="row" svg:x="1.819cm" svg:y="1.755cm" svg:width="12.112cm" svg:height="8.05cm">
          <chart:coordinate-region svg:x="1.978cm" svg:y="1.957cm" svg:width="11.761cm" svg:height="7.6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B2:Sheet1.B7" chart:label-cell-address="Sheet1.B1:Sheet1.B1" chart:class="chart:scatter">
            <chart:domain table:cell-range-address="Sheet1.A2:Sheet1.A7"/>
            <chart:regression-curve chart:style-name="ch9"/>
            <chart:regression-curve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1.A2:Sheet1.A7</svg:desc>
                </draw:g>
              </table:table-cell>
              <table:table-cell office:value-type="float" office:value="1">
                <text:p>1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B_diverses/7.1.0.0.alpha0$Windows_X86_64 LibreOffice_project/12b966bd73a33b2a3d583e968c392f63a5d1f3a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